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3" calcext:value-type="float">
            <text:p>2003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izona</text:p>
          </table:table-cell>
          <table:table-cell office:value-type="percentage" office:value="0.3485" calcext:value-type="percentage">
            <text:p>34.85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667" calcext:value-type="percentage">
            <text:p>16.67%</text:p>
          </table:table-cell>
          <table:table-cell office:value-type="percentage" office:value="0.3475" calcext:value-type="percentage">
            <text:p>34.75%</text:p>
          </table:table-cell>
          <table:table-cell office:value-type="percentage" office:value="0.3496" calcext:value-type="percentage">
            <text:p>34.96%</text:p>
          </table:table-cell>
          <table:table-cell office:value-type="percentage" office:value="0.3739" calcext:value-type="percentage">
            <text:p>37.39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lanta</text:p>
          </table:table-cell>
          <table:table-cell office:value-type="percentage" office:value="0.3661" calcext:value-type="percentage">
            <text:p>36.61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818" calcext:value-type="percentage">
            <text:p>18.18%</text:p>
          </table:table-cell>
          <table:table-cell office:value-type="percentage" office:value="0.3868" calcext:value-type="percentage">
            <text:p>38.68%</text:p>
          </table:table-cell>
          <table:table-cell office:value-type="percentage" office:value="0.3475" calcext:value-type="percentage">
            <text:p>34.75%</text:p>
          </table:table-cell>
          <table:table-cell office:value-type="percentage" office:value="0.299" calcext:value-type="percentage">
            <text:p>29.90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ltimore</text:p>
          </table:table-cell>
          <table:table-cell office:value-type="percentage" office:value="0.3506" calcext:value-type="percentage">
            <text:p>35.06%</text:p>
          </table:table-cell>
          <table:table-cell office:value-type="percentage" office:value="0.4043" calcext:value-type="percentage">
            <text:p>40.43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3694" calcext:value-type="percentage">
            <text:p>36.94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151" calcext:value-type="percentage">
            <text:p>31.51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ffalo</text:p>
          </table:table-cell>
          <table:table-cell office:value-type="percentage" office:value="0.3551" calcext:value-type="percentage">
            <text:p>35.51%</text:p>
          </table:table-cell>
          <table:table-cell office:value-type="percentage" office:value="0.359" calcext:value-type="percentage">
            <text:p>35.90%</text:p>
          </table:table-cell>
          <table:table-cell office:value-type="percentage" office:value="0.1667" calcext:value-type="percentage">
            <text:p>16.67%</text:p>
          </table:table-cell>
          <table:table-cell office:value-type="percentage" office:value="0.3423" calcext:value-type="percentage">
            <text:p>34.23%</text:p>
          </table:table-cell>
          <table:table-cell office:value-type="percentage" office:value="0.3689" calcext:value-type="percentage">
            <text:p>36.89%</text:p>
          </table:table-cell>
          <table:table-cell office:value-type="percentage" office:value="0.316" calcext:value-type="percentage">
            <text:p>31.60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olina</text:p>
          </table:table-cell>
          <table:table-cell office:value-type="percentage" office:value="0.4029" calcext:value-type="percentage">
            <text:p>40.29%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1667" calcext:value-type="percentage">
            <text:p>16.67%</text:p>
          </table:table-cell>
          <table:table-cell office:value-type="percentage" office:value="0.3981" calcext:value-type="percentage">
            <text:p>39.81%</text:p>
          </table:table-cell>
          <table:table-cell office:value-type="percentage" office:value="0.4078" calcext:value-type="percentage">
            <text:p>40.78%</text:p>
          </table:table-cell>
          <table:table-cell office:value-type="percentage" office:value="0.3659" calcext:value-type="percentage">
            <text:p>36.59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icago</text:p>
          </table:table-cell>
          <table:table-cell office:value-type="percentage" office:value="0.2511" calcext:value-type="percentage">
            <text:p>25.11%</text:p>
          </table:table-cell>
          <table:table-cell office:value-type="percentage" office:value="0.2174" calcext:value-type="percentage">
            <text:p>21.74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2115" calcext:value-type="percentage">
            <text:p>21.15%</text:p>
          </table:table-cell>
          <table:table-cell office:value-type="percentage" office:value="0.3377" calcext:value-type="percentage">
            <text:p>33.77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ncinnati</text:p>
          </table:table-cell>
          <table:table-cell office:value-type="percentage" office:value="0.4018" calcext:value-type="percentage">
            <text:p>40.18%</text:p>
          </table:table-cell>
          <table:table-cell office:value-type="percentage" office:value="0.3953" calcext:value-type="percentage">
            <text:p>39.53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805" calcext:value-type="percentage">
            <text:p>38.05%</text:p>
          </table:table-cell>
          <table:table-cell office:value-type="percentage" office:value="0.4245" calcext:value-type="percentage">
            <text:p>42.45%</text:p>
          </table:table-cell>
          <table:table-cell office:value-type="percentage" office:value="0.4474" calcext:value-type="percentage">
            <text:p>44.74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eveland</text:p>
          </table:table-cell>
          <table:table-cell office:value-type="percentage" office:value="0.2906" calcext:value-type="percentage">
            <text:p>29.06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019" calcext:value-type="percentage">
            <text:p>30.19%</text:p>
          </table:table-cell>
          <table:table-cell office:value-type="percentage" office:value="0.2784" calcext:value-type="percentage">
            <text:p>27.84%</text:p>
          </table:table-cell>
          <table:table-cell office:value-type="percentage" office:value="0.3663" calcext:value-type="percentage">
            <text:p>36.63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llas</text:p>
          </table:table-cell>
          <table:table-cell office:value-type="percentage" office:value="0.3645" calcext:value-type="percentage">
            <text:p>36.45%</text:p>
          </table:table-cell>
          <table:table-cell office:value-type="percentage" office:value="0.3488" calcext:value-type="percentage">
            <text:p>34.88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3178" calcext:value-type="percentage">
            <text:p>31.78%</text:p>
          </table:table-cell>
          <table:table-cell office:value-type="percentage" office:value="0.4112" calcext:value-type="percentage">
            <text:p>41.12%</text:p>
          </table:table-cell>
          <table:table-cell office:value-type="percentage" office:value="0.3569" calcext:value-type="percentage">
            <text:p>35.69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nver</text:p>
          </table:table-cell>
          <table:table-cell office:value-type="percentage" office:value="0.3699" calcext:value-type="percentage">
            <text:p>36.99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542" calcext:value-type="percentage">
            <text:p>35.42%</text:p>
          </table:table-cell>
          <table:table-cell office:value-type="percentage" office:value="0.3821" calcext:value-type="percentage">
            <text:p>38.21%</text:p>
          </table:table-cell>
          <table:table-cell office:value-type="percentage" office:value="0.3874" calcext:value-type="percentage">
            <text:p>38.74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roit</text:p>
          </table:table-cell>
          <table:table-cell office:value-type="percentage" office:value="0.3143" calcext:value-type="percentage">
            <text:p>31.43%</text:p>
          </table:table-cell>
          <table:table-cell office:value-type="percentage" office:value="0.3721" calcext:value-type="percentage">
            <text:p>37.21%</text:p>
          </table:table-cell>
          <table:table-cell table:number-columns-repeated="2" office:value-type="percentage" office:value="0.3333" calcext:value-type="percentage">
            <text:p>33.33%</text:p>
          </table:table-cell>
          <table:table-cell office:value-type="percentage" office:value="0.2941" calcext:value-type="percentage">
            <text:p>29.41%</text:p>
          </table:table-cell>
          <table:table-cell office:value-type="percentage" office:value="0.3509" calcext:value-type="percentage">
            <text:p>35.09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4054" calcext:value-type="percentage">
            <text:p>40.54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412" calcext:value-type="percentage">
            <text:p>44.12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4108" calcext:value-type="percentage">
            <text:p>41.08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ouston</text:p>
          </table:table-cell>
          <table:table-cell office:value-type="percentage" office:value="0.3821" calcext:value-type="percentage">
            <text:p>38.21%</text:p>
          </table:table-cell>
          <table:table-cell office:value-type="percentage" office:value="0.3721" calcext:value-type="percentage">
            <text:p>37.21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673" calcext:value-type="percentage">
            <text:p>36.73%</text:p>
          </table:table-cell>
          <table:table-cell office:value-type="percentage" office:value="0.3947" calcext:value-type="percentage">
            <text:p>39.47%</text:p>
          </table:table-cell>
          <table:table-cell office:value-type="percentage" office:value="0.3088" calcext:value-type="percentage">
            <text:p>30.88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dianapolis</text:p>
          </table:table-cell>
          <table:table-cell office:value-type="percentage" office:value="0.4462" calcext:value-type="percentage">
            <text:p>44.6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91" calcext:value-type="percentage">
            <text:p>48.91%</text:p>
          </table:table-cell>
          <table:table-cell office:value-type="percentage" office:value="0.4043" calcext:value-type="percentage">
            <text:p>40.43%</text:p>
          </table:table-cell>
          <table:table-cell office:value-type="percentage" office:value="0.44" calcext:value-type="percentage">
            <text:p>44.00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cksonville</text:p>
          </table:table-cell>
          <table:table-cell office:value-type="percentage" office:value="0.3687" calcext:value-type="percentage">
            <text:p>36.87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3661" calcext:value-type="percentage">
            <text:p>36.61%</text:p>
          </table:table-cell>
          <table:table-cell office:value-type="percentage" office:value="0.3714" calcext:value-type="percentage">
            <text:p>37.14%</text:p>
          </table:table-cell>
          <table:table-cell office:value-type="percentage" office:value="0.3704" calcext:value-type="percentage">
            <text:p>37.04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nsas City</text:p>
          </table:table-cell>
          <table:table-cell office:value-type="percentage" office:value="0.4715" calcext:value-type="percentage">
            <text:p>47.15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4583" calcext:value-type="percentage">
            <text:p>45.83%</text:p>
          </table:table-cell>
          <table:table-cell office:value-type="percentage" office:value="0.4845" calcext:value-type="percentage">
            <text:p>48.45%</text:p>
          </table:table-cell>
          <table:table-cell office:value-type="percentage" office:value="0.4198" calcext:value-type="percentage">
            <text:p>41.98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ami</text:p>
          </table:table-cell>
          <table:table-cell office:value-type="percentage" office:value="0.3448" calcext:value-type="percentage">
            <text:p>34.48%</text:p>
          </table:table-cell>
          <table:table-cell office:value-type="percentage" office:value="0.3778" calcext:value-type="percentage">
            <text:p>37.78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3839" calcext:value-type="percentage">
            <text:p>38.39%</text:p>
          </table:table-cell>
          <table:table-cell office:value-type="percentage" office:value="0.3083" calcext:value-type="percentage">
            <text:p>30.83%</text:p>
          </table:table-cell>
          <table:table-cell office:value-type="percentage" office:value="0.3268" calcext:value-type="percentage">
            <text:p>32.68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nesota</text:p>
          </table:table-cell>
          <table:table-cell office:value-type="percentage" office:value="0.5067" calcext:value-type="percentage">
            <text:p>50.67%</text:p>
          </table:table-cell>
          <table:table-cell office:value-type="percentage" office:value="0.4222" calcext:value-type="percentage">
            <text:p>42.22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4778" calcext:value-type="percentage">
            <text:p>47.78%</text:p>
          </table:table-cell>
          <table:table-cell office:value-type="percentage" office:value="0.5259" calcext:value-type="percentage">
            <text:p>52.59%</text:p>
          </table:table-cell>
          <table:table-cell office:value-type="percentage" office:value="0.4658" calcext:value-type="percentage">
            <text:p>46.58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England</text:p>
          </table:table-cell>
          <table:table-cell office:value-type="percentage" office:value="0.449" calcext:value-type="percentage">
            <text:p>44.90%</text:p>
          </table:table-cell>
          <table:table-cell office:value-type="percentage" office:value="0.4359" calcext:value-type="percentage">
            <text:p>43.59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103" calcext:value-type="percentage">
            <text:p>41.03%</text:p>
          </table:table-cell>
          <table:table-cell office:value-type="percentage" office:value="0.4844" calcext:value-type="percentage">
            <text:p>48.44%</text:p>
          </table:table-cell>
          <table:table-cell office:value-type="percentage" office:value="0.3782" calcext:value-type="percentage">
            <text:p>37.82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w Orleans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2955" calcext:value-type="percentage">
            <text:p>29.55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495" calcext:value-type="percentage">
            <text:p>34.95%</text:p>
          </table:table-cell>
          <table:table-cell office:value-type="percentage" office:value="0.3178" calcext:value-type="percentage">
            <text:p>31.78%</text:p>
          </table:table-cell>
          <table:table-cell office:value-type="percentage" office:value="0.4629" calcext:value-type="percentage">
            <text:p>46.29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Y Giants</text:p>
          </table:table-cell>
          <table:table-cell office:value-type="percentage" office:value="0.2947" calcext:value-type="percentage">
            <text:p>29.47%</text:p>
          </table:table-cell>
          <table:table-cell office:value-type="percentage" office:value="0.3939" calcext:value-type="percentage">
            <text:p>39.39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2903" calcext:value-type="percentage">
            <text:p>29.03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3349" calcext:value-type="percentage">
            <text:p>33.49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Jets</text:p>
          </table:table-cell>
          <table:table-cell office:value-type="percentage" office:value="0.4142" calcext:value-type="percentage">
            <text:p>41.42%</text:p>
          </table:table-cell>
          <table:table-cell office:value-type="percentage" office:value="0.3023" calcext:value-type="percentage">
            <text:p>30.23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514" calcext:value-type="percentage">
            <text:p>55.14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3981" calcext:value-type="percentage">
            <text:p>39.81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akland</text:p>
          </table:table-cell>
          <table:table-cell office:value-type="percentage" office:value="0.3532" calcext:value-type="percentage">
            <text:p>35.32%</text:p>
          </table:table-cell>
          <table:table-cell office:value-type="percentage" office:value="0.3409" calcext:value-type="percentage">
            <text:p>34.09%</text:p>
          </table:table-cell>
          <table:table-cell office:value-type="percentage" office:value="0.2778" calcext:value-type="percentage">
            <text:p>27.78%</text:p>
          </table:table-cell>
          <table:table-cell office:value-type="percentage" office:value="0.3611" calcext:value-type="percentage">
            <text:p>36.11%</text:p>
          </table:table-cell>
          <table:table-cell office:value-type="percentage" office:value="0.3441" calcext:value-type="percentage">
            <text:p>34.41%</text:p>
          </table:table-cell>
          <table:table-cell office:value-type="percentage" office:value="0.3073" calcext:value-type="percentage">
            <text:p>30.73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iladelphia</text:p>
          </table:table-cell>
          <table:table-cell office:value-type="percentage" office:value="0.3941" calcext:value-type="percentage">
            <text:p>39.41%</text:p>
          </table:table-cell>
          <table:table-cell office:value-type="percentage" office:value="0.5122" calcext:value-type="percentage">
            <text:p>51.22%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4228" calcext:value-type="percentage">
            <text:p>42.28%</text:p>
          </table:table-cell>
          <table:table-cell office:value-type="percentage" office:value="0.3628" calcext:value-type="percentage">
            <text:p>36.28%</text:p>
          </table:table-cell>
          <table:table-cell office:value-type="percentage" office:value="0.3409" calcext:value-type="percentage">
            <text:p>34.09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ttsburgh</text:p>
          </table:table-cell>
          <table:table-cell office:value-type="percentage" office:value="0.4309" calcext:value-type="percentage">
            <text:p>43.09%</text:p>
          </table:table-cell>
          <table:table-cell office:value-type="percentage" office:value="0.4348" calcext:value-type="percentage">
            <text:p>43.48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612" calcext:value-type="percentage">
            <text:p>36.12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Diego</text:p>
          </table:table-cell>
          <table:table-cell office:value-type="percentage" office:value="0.4619" calcext:value-type="percentage">
            <text:p>46.19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495" calcext:value-type="percentage">
            <text:p>44.95%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3147" calcext:value-type="percentage">
            <text:p>31.47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 Francisco</text:p>
          </table:table-cell>
          <table:table-cell office:value-type="percentage" office:value="0.3243" calcext:value-type="percentage">
            <text:p>32.43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818" calcext:value-type="percentage">
            <text:p>38.18%</text:p>
          </table:table-cell>
          <table:table-cell office:value-type="percentage" office:value="0.2679" calcext:value-type="percentage">
            <text:p>26.79%</text:p>
          </table:table-cell>
          <table:table-cell office:value-type="percentage" office:value="0.4" calcext:value-type="percentage">
            <text:p>40.00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attle</text:p>
          </table:table-cell>
          <table:table-cell office:value-type="percentage" office:value="0.3649" calcext:value-type="percentage">
            <text:p>36.49%</text:p>
          </table:table-cell>
          <table:table-cell office:value-type="percentage" office:value="0.3611" calcext:value-type="percentage">
            <text:p>36.11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354" calcext:value-type="percentage">
            <text:p>35.40%</text:p>
          </table:table-cell>
          <table:table-cell office:value-type="percentage" office:value="0.3761" calcext:value-type="percentage">
            <text:p>37.61%</text:p>
          </table:table-cell>
          <table:table-cell office:value-type="percentage" office:value="0.4615" calcext:value-type="percentage">
            <text:p>46.15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 Louis</text:p>
          </table:table-cell>
          <table:table-cell office:value-type="percentage" office:value="0.4426" calcext:value-type="percentage">
            <text:p>44.26%</text:p>
          </table:table-cell>
          <table:table-cell office:value-type="percentage" office:value="0.5405" calcext:value-type="percentage">
            <text:p>54.05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257" calcext:value-type="percentage">
            <text:p>42.57%</text:p>
          </table:table-cell>
          <table:table-cell office:value-type="percentage" office:value="0.4552" calcext:value-type="percentage">
            <text:p>45.52%</text:p>
          </table:table-cell>
          <table:table-cell office:value-type="percentage" office:value="0.4236" calcext:value-type="percentage">
            <text:p>42.36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mpa Bay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818" calcext:value-type="percentage">
            <text:p>18.18%</text:p>
          </table:table-cell>
          <table:table-cell office:value-type="percentage" office:value="0.3956" calcext:value-type="percentage">
            <text:p>39.56%</text:p>
          </table:table-cell>
          <table:table-cell office:value-type="percentage" office:value="0.367" calcext:value-type="percentage">
            <text:p>36.70%</text:p>
          </table:table-cell>
          <table:table-cell office:value-type="percentage" office:value="0.3545" calcext:value-type="percentage">
            <text:p>35.45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nnessee</text:p>
          </table:table-cell>
          <table:table-cell office:value-type="percentage" office:value="0.341" calcext:value-type="percentage">
            <text:p>34.10%</text:p>
          </table:table-cell>
          <table:table-cell office:value-type="percentage" office:value="0.3659" calcext:value-type="percentage">
            <text:p>36.59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208" calcext:value-type="percentage">
            <text:p>32.08%</text:p>
          </table:table-cell>
          <table:table-cell office:value-type="percentage" office:value="0.3604" calcext:value-type="percentage">
            <text:p>36.04%</text:p>
          </table:table-cell>
          <table:table-cell office:value-type="percentage" office:value="0.4142" calcext:value-type="percentage">
            <text:p>41.42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shington</text:p>
          </table:table-cell>
          <table:table-cell office:value-type="percentage" office:value="0.3167" calcext:value-type="percentage">
            <text:p>31.67%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3509" calcext:value-type="percentage">
            <text:p>35.09%</text:p>
          </table:table-cell>
          <table:table-cell office:value-type="percentage" office:value="0.2804" calcext:value-type="percentage">
            <text:p>28.04%</text:p>
          </table:table-cell>
          <table:table-cell office:value-type="percentage" office:value="0.3395" calcext:value-type="percentage">
            <text:p>33.95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